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Geenafstand" style:family="paragraph"/>
    <style:style style:name="P3" style:parent-style-name="Geenafstand" style:family="paragraph"/>
    <style:style style:name="P4" style:parent-style-name="Geenafstand" style:family="paragraph"/>
    <style:style style:name="P5" style:parent-style-name="Geenafstand" style:family="paragraph"/>
  </office:automatic-styles>
  <office:body>
    <office:text text:use-soft-page-breaks="true">
      <text:p text:style-name="P1">Zelfreflectie:</text:p>
      <text:p text:style-name="Geenafstand">De samenwerking in de groep was volgens mij gevoel wel goed. Wel vind ik dat we beter met kleine stappen konden beginnen aan het project. Ik had weinig kennis met de Arduino maar had wel verstand van analoge componenten. Ik was wel vaak aan het twijfelen wanneer ik aan het werk was met de code van de kookplaat. Vooral vind ik het lastig om meteen iemand anders zijn code te begrijpen en te veranderen. Uiteindelijk vind ik dat dit project wel een lastige beginner was, maar dankzij de peercoaches en de informatie wat we konden opzoeken hebben we het gehaald.</text:p>
      <text:p text:style-name="Geenafstand"/>
      <text:p text:style-name="Geenafstand">Voor de volgende keer:</text:p>
      <text:list text:style-name="LFO1" text:continue-numbering="true">
        <text:list-item>
          <text:p text:style-name="P2">Methode uitvoeren (Scrum, waterval etc..)</text:p>
        </text:list-item>
        <text:list-item>
          <text:p text:style-name="P3">Goed doornemen van de module wijzer</text:p>
        </text:list-item>
        <text:list-item>
          <text:p text:style-name="P4">Niet op het laatste moment solderen (product bewerken)</text:p>
        </text:list-item>
        <text:list-item>
          <text:p text:style-name="P5">Meer vrije tijd besteden aan het project<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Geenafstand" style:display-name="Geen afstand" style:family="paragraph">
      <style:paragraph-properties fo:margin-bottom="0in" fo:line-height="100%"/>
      <style:text-properties fo:hyphenate="fals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Koptekst">Naam: Yasar Havan</text:p>
        <text:p text:style-name="Koptekst">25-10-16</text:p>
      </style:header>
      <style:footer>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sar Havan</meta:initial-creator>
    <dc:creator>Yasar Havan</dc:creator>
    <meta:creation-date>2016-10-25T13:47:00Z</meta:creation-date>
    <dc:date>2016-10-25T14:03:00Z</dc:date>
    <meta:template xlink:href="Normal" xlink:type="simple"/>
    <meta:editing-cycles>1</meta:editing-cycles>
    <meta:editing-duration>PT960S</meta:editing-duration>
    <meta:document-statistic meta:page-count="1" meta:paragraph-count="1" meta:word-count="119" meta:character-count="775" meta:row-count="5" meta:non-whitespace-character-count="657"/>
  </office:meta>
</office:document-meta>
</file>